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e9dd4" officeooo:paragraph-rsid="000e9d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0e9dd4" officeooo:paragraph-rsid="000e9dd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e9dd4" officeooo:paragraph-rsid="000e9dd4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f3ffd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owie Jam 2020</text:span></text:p>
      <text:p text:style-name="P1"><text:span text:style-name="T1"/></text:p>
      <text:p text:style-name="P1"><text:span text:style-name="T1">Intentional Bugs</text:span></text:p>
      <text:p text:style-name="P2"><text:span text:style-name="T1"/></text:p>
      <text:p text:style-name="P3"><text:span text:style-name="T1">Idea: </text:span><text:span text:style-name="T2">Piano gam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00:56:55.910000000</meta:creation-date>
    <dc:date>2020-01-18T01:03:56.596000000</dc:date>
    <meta:editing-duration>PT7M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" meta:word-count="8" meta:character-count="47" meta:non-whitespace-character-count="41"/>
  </office:meta>
</office:document-meta>
</file>